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erif"/>
    </style:style>
    <style:style style:name="ce3" style:family="table-cell" style:parent-style-name="Default">
      <style:table-cell-properties fo:background-color="#bf0041"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style:font-name="Liberation Serif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start" fo:margin-left="0in"/>
      <style:text-properties style:font-name="Liberation Serif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font-name="Liberation Serif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erif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Vers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number-columns-repeated="7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8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Vers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number-columns-repeated="6"/>
          <table:table-cell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7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 table:number-columns-repeated="8"/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9:49:44.966493999</meta:creation-date>
    <dc:date>2023-12-19T20:16:21.825782959</dc:date>
    <meta:editing-duration>PT26M34S</meta:editing-duration>
    <meta:editing-cycles>7</meta:editing-cycles>
    <meta:generator>LibreOffice/7.3.7.2$Linux_X86_64 LibreOffice_project/30$Build-2</meta:generator>
    <meta:document-statistic meta:table-count="1" meta:cell-count="204" meta:object-count="0"/>
  </office:meta>
</office:document-meta>
</file>